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60e15" officeooo:paragraph-rsid="00060e1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60e15" officeooo:paragraph-rsid="00060e1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ReadMe</text:p>
      <text:p text:style-name="P1"/>
      <text:p text:style-name="P2">1. Most of the coding was just copied from examples/chap/LightCube_ambient.js, examples/ch10/RotateObject.js, and examples/cho8/LightedTranlatedRotatedCube.js.</text:p>
      <text:p text:style-name="P2">2. I have commented specifying from which examples I had taken the code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21:53:37.874607139</meta:creation-date>
    <dc:date>2022-11-17T22:04:16.732643927</dc:date>
    <meta:editing-duration>PT10M39S</meta:editing-duration>
    <meta:editing-cycles>1</meta:editing-cycles>
    <meta:document-statistic meta:table-count="0" meta:image-count="0" meta:object-count="0" meta:page-count="1" meta:paragraph-count="3" meta:word-count="27" meta:character-count="237" meta:non-whitespace-character-count="213"/>
    <meta:generator>LibreOffice/7.3.6.2$Linux_X86_64 LibreOffice_project/30$Build-2</meta:generator>
  </office:meta>
</office:document-meta>
</file>